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DejaVu Sans"/>
    </style:style>
    <style:style style:name="ce3" style:family="table-cell" style:parent-style-name="Default">
      <style:table-cell-properties style:text-align-source="fix" style:repeat-content="false" fo:wrap-option="wrap" fo:border="none"/>
      <style:paragraph-properties fo:text-align="start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/>
      <style:paragraph-properties fo:text-align="start" fo:margin-left="0cm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7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style:font-name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5" office:value-type="string">
            <text:p>RARV²</text:p>
          </table:table-cell>
          <table:table-cell table:style-name="ce5" office:value-type="string">
            <text:p>RAR²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101 – 19v</text:p>
          </table:table-cell>
          <table:table-cell office:value-type="float" office:value="1620">
            <text:p>1620</text:p>
          </table:table-cell>
          <table:table-cell office:value-type="float" office:value="5470">
            <text:p>5470</text:p>
          </table:table-cell>
          <table:table-cell/>
          <table:table-cell table:style-name="ce7" office:value-type="string">
            <text:p>max 5'</text:p>
          </table:table-cell>
        </table:table-row>
        <table:table-row table:style-name="ro1">
          <table:table-cell table:style-name="ce2" office:value-type="string">
            <text:p>r102 – 17v</text:p>
          </table:table-cell>
          <table:table-cell office:value-type="float" office:value="32252">
            <text:p>32252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π= 50</text:p>
          </table:table-cell>
        </table:table-row>
        <table:table-row table:style-name="ro1">
          <table:table-cell table:style-name="ce2" office:value-type="string">
            <text:p>r103 – 13v</text:p>
          </table:table-cell>
          <table:table-cell office:value-type="float" office:value="33407">
            <text:p>33407</text:p>
          </table:table-cell>
          <table:table-cell office:value-type="string">
            <text:p>-</text:p>
          </table:table-cell>
          <table:table-cell/>
          <table:table-cell table:style-name="ce8" office:value-type="string">
            <text:p>πv= 50</text:p>
          </table:table-cell>
        </table:table-row>
        <table:table-row table:style-name="ro1">
          <table:table-cell table:style-name="ce2" office:value-type="string">
            <text:p>r105 – 14v</text:p>
          </table:table-cell>
          <table:table-cell office:value-type="float" office:value="1311">
            <text:p>1311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106 – 12v</text:p>
          </table:table-cell>
          <table:table-cell office:value-type="float" office:value="2413">
            <text:p>2413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string">
            <text:p>r107 – 10v</text:p>
          </table:table-cell>
          <table:table-cell office:value-type="float" office:value="9509">
            <text:p>9509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r201 – 4v</text:p>
          </table:table-cell>
          <table:table-cell office:value-type="float" office:value="1088">
            <text:p>1088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r202 – 3v</text:p>
          </table:table-cell>
          <table:table-cell office:value-type="float" office:value="36802">
            <text:p>36802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r203 – 3v</text:p>
          </table:table-cell>
          <table:table-cell office:value-type="float" office:value="2011">
            <text:p>2011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r204 – 2v</text:p>
          </table:table-cell>
          <table:table-cell office:value-type="float" office:value="104713">
            <text:p>104713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r205 – 3v</text:p>
          </table:table-cell>
          <table:table-cell office:value-type="float" office:value="1401">
            <text:p>1401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r208 – 2v</text:p>
          </table:table-cell>
          <table:table-cell office:value-type="float" office:value="4045">
            <text:p>4045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r210 – 3v</text:p>
          </table:table-cell>
          <table:table-cell office:value-type="float" office:value="2214">
            <text:p>2214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table:style-name="ce4" office:value-type="string">
            <text:p>rc103 – 11v</text:p>
          </table:table-cell>
          <table:table-cell office:value-type="float" office:value="3909">
            <text:p>3909</text:p>
          </table:table-cell>
          <table:table-cell office:value-type="float" office:value="115966">
            <text:p>115966</text:p>
          </table:table-cell>
          <table:table-cell table:number-columns-repeated="2"/>
        </table:table-row>
        <table:table-row table:style-name="ro1">
          <table:table-cell office:value-type="string">
            <text:p>rc104 – 10v</text:p>
          </table:table-cell>
          <table:table-cell office:value-type="float" office:value="25418">
            <text:p>25418</text:p>
          </table:table-cell>
          <table:table-cell office:value-type="float" office:value="57106">
            <text:p>57106</text:p>
          </table:table-cell>
          <table:table-cell table:number-columns-repeated="2"/>
        </table:table-row>
        <table:table-row table:style-name="ro1">
          <table:table-cell office:value-type="string">
            <text:p>rc107 – 11v</text:p>
          </table:table-cell>
          <table:table-cell office:value-type="float" office:value="7740">
            <text:p>7740</text:p>
          </table:table-cell>
          <table:table-cell office:value-type="float" office:value="30835">
            <text:p>30835</text:p>
          </table:table-cell>
          <table:table-cell table:number-columns-repeated="2"/>
        </table:table-row>
        <table:table-row table:style-name="ro1">
          <table:table-cell office:value-type="string">
            <text:p>rc201 – 4v</text:p>
          </table:table-cell>
          <table:table-cell office:value-type="float" office:value="833">
            <text:p>833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table:style-name="ce4" office:value-type="string">
            <text:p>rc203 – 3v</text:p>
          </table:table-cell>
          <table:table-cell office:value-type="float" office:value="1573">
            <text:p>1573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table:style-name="ce4" office:value-type="string">
            <text:p>rc204 – 3v</text:p>
          </table:table-cell>
          <table:table-cell office:value-type="float" office:value="1898">
            <text:p>1898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table:style-name="ce4" office:value-type="string">
            <text:p>rc205 – 4v</text:p>
          </table:table-cell>
          <table:table-cell office:value-type="float" office:value="1225">
            <text:p>1225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table:style-name="ce4" office:value-type="string">
            <text:p>rc206 – 3v</text:p>
          </table:table-cell>
          <table:table-cell office:value-type="float" office:value="2365">
            <text:p>2365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table:style-name="ce4" office:value-type="string">
            <text:p>rc207 – 3v</text:p>
          </table:table-cell>
          <table:table-cell office:value-type="float" office:value="1294">
            <text:p>1294</text:p>
          </table:table-cell>
          <table:table-cell office:value-type="string">
            <text:p>-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7">07/02/2010</text:date>, <text:time>09:5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2-06T10:39:39</meta:creation-date>
    <dc:date>2010-02-07T09:51:22</dc:date>
    <dc:creator>Andrés Quijano</dc:creator>
    <meta:editing-duration>PT06H02M11S</meta:editing-duration>
    <meta:editing-cycles>13</meta:editing-cycles>
    <meta:generator>OpenOffice.org/3.1$Linux OpenOffice.org_project/310m19$Build-9420</meta:generator>
    <meta:document-statistic meta:table-count="1" meta:cell-count="71" meta:object-count="0"/>
  </office:meta>
</office:document-meta>
</file>